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7" style:parent-style-name="Titre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Titre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Titre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P10" style:parent-style-name="Normal" style:family="paragraph">
      <style:paragraph-properties fo:text-align="center"/>
      <style:text-properties fo:language="en" fo:country="US"/>
    </style:style>
    <style:style style:name="P11" style:parent-style-name="Normal" style:family="paragraph">
      <style:paragraph-properties fo:break-before="page"/>
      <style:text-properties fo:language="en" fo:country="US"/>
    </style:style>
    <style:style style:name="P1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Lienhypertexte" style:family="text">
      <style:text-properties fo:language="en" fo:country="US"/>
    </style:style>
    <style:style style:name="T16" style:parent-style-name="Lienhypertexte" style:family="text">
      <style:text-properties fo:language="en" fo:country="US"/>
    </style:style>
    <style:style style:name="T17" style:parent-style-name="Lienhypertexte" style:family="text">
      <style:text-properties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Paragraphedeliste" style:list-style-name="LFO1" style:family="paragraph">
      <style:text-properties fo:language="en" fo:country="US"/>
    </style:style>
    <style:style style:name="P23" style:parent-style-name="Paragraphedeliste" style:list-style-name="LFO1" style:family="paragraph">
      <style:text-properties fo:language="en" fo:country="US"/>
    </style:style>
    <style:style style:name="P24" style:parent-style-name="Paragraphedeliste" style:list-style-name="LFO1" style:family="paragraph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language="en" fo:country="US"/>
    </style:style>
  </office:automatic-styles>
  <office:body>
    <office:text text:use-soft-page-breaks="true">
      <text:p text:style-name="P1"/>
      <text:p text:style-name="P7"/>
      <text:p text:style-name="P8"/>
      <text:p text:style-name="P9">Individual Student Project: Streamlit Dashboard</text:p>
      <text:p text:style-name="P10">ST2DVZ-2526PSA01 - Data Analysis &amp; Visualization (INGE-2-SEM-A, INGE-2)</text:p>
      <text:p text:style-name="P11"/>
      <text:soft-page-break/>
      <text:p text:style-name="P12">Project Overview:</text:p>
      <text:p text:style-name="Normal"><text:span text:style-name="T13"><text:s/>Design and build a data-storytelling web app using Streamlit. Your app should load a real, public dataset</text:span><text:span text:style-name="T14"><text:s/>(</text:span><text:a xlink:href="https://www.data.gouv.fr/datasets/donnees-de-comptabilite-generale-de-letat/" office:target-frame-name="_top" xlink:show="replace"><text:span text:style-name="T15">Données de co</text:span><text:bookmark-start text:name="_Hlt211249570"/><text:bookmark-start text:name="_Hlt211249571"/><text:span text:style-name="T16">m</text:span><text:bookmark-end text:name="_Hlt211249570"/><text:bookmark-end text:name="_Hlt211249571"/><text:span text:style-name="T17">ptabilité générale de l'État</text:span></text:a><text:span text:style-name="T18">)</text:span><text:span text:style-name="T19">, clean and analyze it, and present an interactive dashboard that guides users through a clear narrative (problem → analysis → insights → implications). The focus is on storytelling: each chart, metric, and interaction should support the narrative and answer specific user questions.</text:span></text:p>
      <text:p text:style-name="P20"/>
      <text:p text:style-name="P21">From the government accounting data, I chose to keep the following three files:</text:p>
      <text:list text:style-name="LFO1" text:continue-numbering="true">
        <text:list-item>
          <text:p text:style-name="P22">The CSV file (2012-2022) contains the detailed account balances I need for my analysis.</text:p>
        </text:list-item>
        <text:list-item>
          <text:p text:style-name="P23">The PDF guide, which helps me understand the meaning of each column and code.</text:p>
        </text:list-item>
        <text:list-item>
          <text:p text:style-name="P24">The Excel file provides an overview of the state's finances to support my conclusions.</text:p>
        </text:list-item>
      </text:list>
      <text:p text:style-name="Normal"><text:span text:style-name="T25">The other files are older versions, duplicates, or less complete, so<text:s/></text:span><text:span text:style-name="T26">it is not useful to use the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end"/>
    </style:style>
    <style:style style:name="P3" style:parent-style-name="En-tête" style:family="paragraph">
      <style:paragraph-properties fo:text-align="end"/>
    </style:style>
    <style:style style:name="P4" style:parent-style-name="En-tête" style:family="paragraph">
      <style:paragraph-properties fo:text-align="end"/>
    </style:style>
    <style:style style:name="P5" style:parent-style-name="Pieddepage" style:family="paragraph">
      <style:paragraph-properties fo:text-align="center"/>
    </style:style>
    <style:style style:name="T6" style:parent-style-name="Policepardéfaut" style:family="text">
      <style:text-properties fo:text-transform="uppercase" fo:color="#156082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8240" draw:style-name="a0" draw:name="Image 1" text:anchor-type="paragraph" svg:x="-0.85903in" svg:y="-0.33542in" svg:width="1.97917in" svg:height="0.64554in" style:rel-width="scale" style:rel-height="scale"><draw:image xlink:href="media/image1.png" xlink:type="simple" xlink:show="embed" xlink:actuate="onLoad"/><svg:title/><svg:desc>L’Efrei : une école du numérique de référence en France</svg:desc></draw:frame><text:tab/>BRIAND<text:s/></text:p>
        <text:p text:style-name="P3">Paul</text:p>
        <text:p text:style-name="P4">20220797</text:p>
      </style:header>
      <style:footer>
        <text:p text:style-name="P5"><text:span text:style-name="T6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ul BRIAND</meta:initial-creator>
    <dc:creator>Paul BRIAND</dc:creator>
    <meta:creation-date>2025-10-13T10:01:00Z</meta:creation-date>
    <dc:date>2025-10-13T17:30:00Z</dc:date>
    <meta:template xlink:href="Normal.dotm" xlink:type="simple"/>
    <meta:editing-cycles>1</meta:editing-cycles>
    <meta:editing-duration>PT26940S</meta:editing-duration>
    <meta:document-statistic meta:page-count="2" meta:paragraph-count="2" meta:word-count="169" meta:character-count="1101" meta:row-count="7" meta:non-whitespace-character-count="934"/>
  </office:meta>
</office:document-meta>
</file>